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465a4" loext:opacity="100%" style:font-name="Arial" fo:font-size="18pt" officeooo:rsid="001ecfd7" officeooo:paragraph-rsid="001ecfd7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Arial" fo:font-size="14pt" style:rfc-language-tag="sr-Latn-RS" fo:language="sr" fo:script="Latn" fo:country="RS" officeooo:rsid="001ecfd7" officeooo:paragraph-rsid="001ecfd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Arial" fo:font-size="14pt" style:rfc-language-tag="sr-Latn-RS" fo:language="sr" fo:script="Latn" fo:country="RS" fo:font-weight="normal" officeooo:rsid="001ecfd7" officeooo:paragraph-rsid="001ecfd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officeooo:rsid="001ecfd7" officeooo:paragraph-rsid="001ecfd7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officeooo:rsid="001ecfd7" officeooo:paragraph-rsid="001ecfd7" style:font-size-asian="9.60000038146973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officeooo:rsid="001ecfd7" officeooo:paragraph-rsid="001ecfd7" style:font-size-asian="9.60000038146973pt" style:font-size-complex="11pt"/>
    </style:style>
    <style:style style:name="P8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bold" officeooo:rsid="001ecfd7" officeooo:paragraph-rsid="001ecfd7" style:font-size-asian="9.60000038146973pt" style:font-weight-asian="bold" style:font-size-complex="11pt" style:font-weight-complex="bold"/>
    </style:style>
    <style:style style:name="P9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bold" officeooo:rsid="001ecfd7" officeooo:paragraph-rsid="001ecfd7" style:font-size-asian="9.60000038146973pt" style:font-weight-asian="bold" style:font-size-complex="11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1pt" style:rfc-language-tag="sr-Latn-RS" fo:language="sr" fo:script="Latn" fo:country="RS" fo:font-weight="normal" officeooo:rsid="001fe763" officeooo:paragraph-rsid="001fe763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color="#000000" loext:opacity="100%" style:font-name="Arial" fo:font-size="11pt" fo:language="en" fo:country="US" fo:font-weight="normal" officeooo:rsid="001ecfd7" officeooo:paragraph-rsid="001ecfd7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4">
      <style:text-properties officeooo:paragraph-rsid="001ecfd7"/>
    </style:style>
    <style:style style:name="P18" style:family="paragraph" style:parent-style-name="Standard" style:list-style-name="L4">
      <style:text-properties fo:font-weight="bold" officeooo:rsid="001ecfd7" officeooo:paragraph-rsid="001ecfd7" style:font-weight-asian="bold" style:font-weight-complex="bold"/>
    </style:style>
    <style:style style:name="P19" style:family="paragraph" style:parent-style-name="Standard">
      <style:text-properties fo:font-weight="bold" officeooo:rsid="001ecfd7" officeooo:paragraph-rsid="001ecfd7" style:font-weight-asian="bold" style:font-weight-complex="bold"/>
    </style:style>
    <style:style style:name="P20" style:family="paragraph" style:parent-style-name="Standard" style:list-style-name="L4">
      <style:text-properties fo:font-weight="normal" officeooo:rsid="001ecfd7" officeooo:paragraph-rsid="001ecfd7" style:font-weight-asian="normal" style:font-weight-complex="normal"/>
    </style:style>
    <style:style style:name="P21" style:family="paragraph" style:parent-style-name="Standard">
      <style:text-properties fo:font-weight="normal" officeooo:rsid="001ecfd7" officeooo:paragraph-rsid="001ecfd7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1fe763" officeooo:paragraph-rsid="001fe763" style:font-weight-asian="normal" style:font-weight-complex="normal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style:rfc-language-tag="sr-Latn-RS" fo:language="sr" fo:script="Latn" fo:country="RS" style:font-size-asian="11pt" style:font-size-complex="11pt"/>
    </style:style>
    <style:style style:name="T4" style:family="text">
      <style:text-properties style:font-name="Arial" fo:font-size="11pt" style:rfc-language-tag="sr-Latn-RS" fo:language="sr" fo:script="Latn" fo:country="RS" officeooo:rsid="001ecfd7" style:font-size-asian="11pt" style:font-size-complex="11pt"/>
    </style:style>
    <style:style style:name="T5" style:family="text">
      <style:text-properties style:font-name="Arial" fo:font-size="11pt" style:rfc-language-tag="sr-Latn-RS" fo:language="sr" fo:script="Latn" fo:country="RS" officeooo:rsid="001fe763" style:font-size-asian="11pt" style:font-size-complex="11pt"/>
    </style:style>
    <style:style style:name="T6" style:family="text">
      <style:text-properties style:font-name="Arial" fo:font-size="11pt" style:rfc-language-tag="sr-Latn-RS" fo:language="sr" fo:script="Latn" fo:country="RS" officeooo:rsid="00210c24" style:font-size-asian="11pt" style:font-size-complex="11pt"/>
    </style:style>
    <style:style style:name="T7" style:family="text">
      <style:text-properties style:font-name="Arial" fo:font-size="11pt" style:rfc-language-tag="sr-Latn-RS" fo:language="sr" fo:script="Latn" fo:country="RS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" fo:font-size="11pt" style:rfc-language-tag="sr-Latn-RS" fo:language="sr" fo:script="Latn" fo:country="RS" fo:font-weight="normal" officeooo:rsid="002198af" style:font-size-asian="11pt" style:font-weight-asian="normal" style:font-size-complex="11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officeooo:rsid="001fe763"/>
    </style:style>
    <style:style style:name="T12" style:family="text">
      <style:text-properties officeooo:rsid="002198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likaciju za podr<text:span text:style-name="T1">šku rada železnica</text:span></text:p>
      <text:p text:style-name="P1"/>
      <text:p text:style-name="P2">Svrha aplikacije:</text:p>
      <text:list text:style-name="L1">
        <text:list-item>
          <text:p text:style-name="P6">Sistem će omogućiti korisnici da vide raspored polazaka vozova i da kupe karte</text:p>
        </text:list-item>
        <text:list-item>
          <text:p text:style-name="P6">Sistem će omogućiti lakše i brže organizovanje železničkog saobraćaja i smanjiti gužve na šalterima</text:p>
        </text:list-item>
        <text:list-item>
          <text:p text:style-name="P6">Službenici će putem aplikacije moći da organizuju linije, vozove, ažuriraju cene i sve ostale podatke</text:p>
        </text:list-item>
      </text:list>
      <text:p text:style-name="P4"/>
      <text:p text:style-name="P2">Korisnici sistema:</text:p>
      <text:list text:style-name="L2">
        <text:list-item>
          <text:p text:style-name="P7">Neregistrovani korisnici</text:p>
        </text:list-item>
        <text:list-item>
          <text:p text:style-name="P7">Registrovani korisnici(Regular user)</text:p>
        </text:list-item>
        <text:list-item>
          <text:p text:style-name="P7">Službenik(Admin)</text:p>
        </text:list-item>
      </text:list>
      <text:p text:style-name="P4"/>
      <text:p text:style-name="P2">Funkcionalni zahtevi:</text:p>
      <text:list xml:id="list4006198765" text:style-name="L3">
        <text:list-item>
          <text:p text:style-name="P8">Neregistrovani korisnici</text:p>
          <text:list>
            <text:list-item>
              <text:p text:style-name="P10">Mogu da pretražuju polaske vozova po datumu i opciono po vremenu, broju dostupnih mesta i specifikacijama voza(prilagodjen osobama sa invaliditetom, ima kafić, ima prtljažnik za bicikl i slično)</text:p>
            </text:list-item>
            <text:list-item>
              <text:p text:style-name="P10">Osim pretrage neregistrovani korisnici mogu još samo da kreiraju nalog</text:p>
            </text:list-item>
          </text:list>
        </text:list-item>
      </text:list>
      <text:p text:style-name="P5"/>
      <text:list xml:id="list200652660556182" text:continue-numbering="true" text:style-name="L3">
        <text:list-item>
          <text:p text:style-name="P8">Registrovani korisnici(Regular user)</text:p>
          <text:list>
            <text:list-item>
              <text:p text:style-name="P10">Mogu da se uloguju na aplikaciju na standardan način ili putem Google-a</text:p>
            </text:list-item>
            <text:list-item>
              <text:p text:style-name="P10">Mogu da kupuju tokene putem PayPal-a (in-app valuta pomoću koje se kupuju karte i rezervišu sedišta) </text:p>
            </text:list-item>
            <text:list-item>
              <text:p text:style-name="P10">Vrše pretrage polazaka vozova na osnovu različitih kriterijuma i odabranog vremena</text:p>
            </text:list-item>
            <text:list-item>
              <text:p text:style-name="P10">Imaju istoriju svojih vožnji</text:p>
            </text:list-item>
            <text:list-item>
              <text:p text:style-name="P10">Vrše pregled stanica na mapi</text:p>
            </text:list-item>
            <text:list-item>
              <text:p text:style-name="P10">Prilikom kupovine karte korisnici dodatno mogu da vrše i rezervaciju specifičnog sedišta pri čemu im se prikaž<text:span text:style-name="T12">e</text:span> plan voza sa opcijom da selektuju željeno mesto ili mesta</text:p>
            </text:list-item>
          </text:list>
        </text:list-item>
      </text:list>
      <text:p text:style-name="P5"/>
      <text:list xml:id="list200650812725362" text:continue-numbering="true" text:style-name="L3">
        <text:list-item>
          <text:p text:style-name="P8">Službenici(Admin)</text:p>
          <text:list>
            <text:list-item>
              <text:p text:style-name="P10">Vrši pretrage i pregled svih linija, <text:span text:style-name="T11">polazaka</text:span> i vozova</text:p>
            </text:list-item>
            <text:list-item>
              <text:p text:style-name="P10">Kreira nove linije tako što kreira stanice i označava ih na mapi</text:p>
            </text:list-item>
            <text:list-item>
              <text:p text:style-name="P10">Kreira nove vozove i njihov raspored sedenja kao i tip voza</text:p>
            </text:list-item>
            <text:list-item>
              <text:p text:style-name="P10">Vrši pregled izveštaja o prihodima i broju putnika po liniji ili za sve linije</text:p>
            </text:list-item>
            <text:list-item>
              <text:p text:style-name="P10">Vrši pregled procenta popunjenosti određene linije</text:p>
            </text:list-item>
            <text:list-item>
              <text:p text:style-name="P15">Može da menja linije ili da otkaže konkretne polaske</text:p>
            </text:list-item>
            <text:list-item>
              <text:p text:style-name="P15">Upravlja sa svim entitetima</text:p>
            </text:list-item>
          </text:list>
        </text:list-item>
      </text:list>
      <text:p text:style-name="P5"/>
      <text:p text:style-name="P3">Dodatni opis određenih funkcionalnih zahteva:</text:p>
      <text:list xml:id="list1751595422" text:style-name="L4">
        <text:list-item>
          <text:p text:style-name="P9">Prijava i registracija</text:p>
          <text:list>
            <text:list-item>
              <text:p text:style-name="P11">Korisnici se mogu prijaviti na sistem na standardan način ili putem Google-a</text:p>
            </text:list-item>
            <text:list-item>
              <text:p text:style-name="P11">Ukoliko korisnik nema nalog može da ga kreira unošenjem potrebnih podataka kao što su ime, prezime, email, profilna slika(opciono), lozinka(najmanje 8 karaktera pri čemu je barem jedan broj, veliko slovo i specijalan karakter) i adresu</text:p>
            </text:list-item>
            <text:list-item>
              <text:p text:style-name="P17" loext:marker-style-name="T1"><text:span text:style-name="T2">Nakon slanja zahteva za <text:s/>registraciju, korisnicima na mejl adresu koju su uneli stiže mejl sa jedinstvenim kodom od četiri broja i linkom do stranice za verifikaciju. Na stranici za verifikaciju korisnici mogu da resetuju verifikacioni kod(zatraže slanje novog na imejl). Dozvoljeno je maksimalno 3 greške, nakon čega se zahtev za verifikaciju poništava. </text:span><text:span text:style-name="T4">Kod prestaje da važi nakon 10 minuta</text:span></text:p>
              <text:p text:style-name="P17" loext:marker-style-name="T1"><text:soft-page-break/><text:span text:style-name="T4"/></text:p>
            </text:list-item>
          </text:list>
        </text:list-item>
        <text:list-item>
          <text:p text:style-name="P18" loext:marker-style-name="T1"><text:span text:style-name="T3">Kupovina karata</text:span></text:p>
          <text:list>
            <text:list-item>
              <text:p text:style-name="P18" loext:marker-style-name="T1"><text:span text:style-name="T7">Nakon što je odabrao željeni polazak korisnik može da kupi kartu za sebe ili više putnika</text:span></text:p>
            </text:list-item>
            <text:list-item>
              <text:p text:style-name="P18" loext:marker-style-name="T1"><text:span text:style-name="T7">Korisniku je prikaza</text:span><text:span text:style-name="T8">na </text:span><text:span text:style-name="T7">cena karte u tokenima, a korisnik prilikom kupovine može da pogleda listu stanica na mapi ili da rezerviše specifična sedišta</text:span></text:p>
            </text:list-item>
            <text:list-item>
              <text:p text:style-name="P18" loext:marker-style-name="T1"><text:span text:style-name="T7">Kada je u pitanju rezervacija sedišta, korisniku se prikaže plan vagona i korisnik može da selektuje sedišta koja nisu zauzeta</text:span></text:p>
            </text:list-item>
            <text:list-item>
              <text:p text:style-name="P18" loext:marker-style-name="T1"><text:span text:style-name="T7">Ukoliko korisnik kupuje kartu za više korisnika dobija opciju da rezerviše više sedišta i mora uneti imena ostalih putnika</text:span></text:p>
            </text:list-item>
            <text:list-item>
              <text:p text:style-name="P18" loext:marker-style-name="T1"><text:span text:style-name="T7">Nakon izvršene kupovine korisniku se skida cena karte sa racuna, a na mejl mu stiže karta koja je u PDF formatu i sadrži jedinstveni QR kod kao i sliku mape gde se nalazi stanica koja je polazna </text:span></text:p>
            </text:list-item>
          </text:list>
        </text:list-item>
      </text:list>
      <text:p text:style-name="P19" loext:marker-style-name="T1"><text:span text:style-name="T7"/></text:p>
      <text:list xml:id="list200650877250958" text:continue-numbering="true" text:style-name="L4">
        <text:list-item>
          <text:p text:style-name="P18" loext:marker-style-name="T1"><text:span text:style-name="T3">Kupovina tokena</text:span></text:p>
          <text:list>
            <text:list-item>
              <text:p text:style-name="P20" loext:marker-style-name="T1"><text:span text:style-name="T3">Korisnik može da kupi tokene putem svog PayPal-a</text:span></text:p>
            </text:list-item>
            <text:list-item>
              <text:p text:style-name="P20" loext:marker-style-name="T1"><text:span text:style-name="T3">Korisnik može da vrši pregled istorije svojih transakcija</text:span></text:p>
            </text:list-item>
          </text:list>
        </text:list-item>
      </text:list>
      <text:p text:style-name="P21" loext:marker-style-name="T1"><text:span text:style-name="T3"/></text:p>
      <text:list xml:id="list200651808068618" text:continue-numbering="true" text:style-name="L4">
        <text:list-item>
          <text:p text:style-name="P18" loext:marker-style-name="T1"><text:span text:style-name="T3">Kreiranje linije vožnje</text:span></text:p>
          <text:list>
            <text:list-item>
              <text:p text:style-name="P20" loext:marker-style-name="T1"><text:span text:style-name="T3">Službenik može da kreira novu liniju tako što unosi stanice(max 5 stanica)</text:span></text:p>
            </text:list-item>
            <text:list-item>
              <text:p text:style-name="P20" loext:marker-style-name="T1"><text:span text:style-name="T3">Potrebno je da ukoliko stanica ne postoji u sistemu prvo bude kreirana tako što će se uneti njeni podaci i označiti se njena lokacija na </text:span><text:span text:style-name="T6">mapi</text:span></text:p>
            </text:list-item>
            <text:list-item>
              <text:p text:style-name="P20" loext:marker-style-name="T1"><text:span text:style-name="T3">Službenik takođe treba da uploud-uje i sliku stanice na mapi</text:span></text:p>
            </text:list-item>
            <text:list-item>
              <text:p text:style-name="P20" loext:marker-style-name="T1"><text:span text:style-name="T3">Unose se dani kojima će se linija saobraćati kao i tip voza koji će ići tom linijom </text:span><text:span text:style-name="T5">i meseci kojima se linija saobraca</text:span></text:p>
            </text:list-item>
            <text:list-item>
              <text:p text:style-name="P20" loext:marker-style-name="T1"><text:span text:style-name="T3">Unose se i tačna vremena kada se očekuje da voz stigne na određenu stanicu</text:span></text:p>
            </text:list-item>
            <text:list-item>
              <text:p text:style-name="P22" loext:marker-style-name="T1"><text:span text:style-name="T3">Na osnovu podataka kojim danima i mesecima se linija saobraća se vrši automatsko kreiranje polazaka na svakih 20 dana</text:span></text:p>
            </text:list-item>
          </text:list>
        </text:list-item>
      </text:list>
      <text:p text:style-name="P5"/>
      <text:p text:style-name="P3"><text:span text:style-name="T12">Dodatni</text:span> zahtevi:</text:p>
      <text:list text:style-name="L5">
        <text:list-item>
          <text:p text:style-name="P16">Aplikacija treba da bude dostupna korisnicima 24/7</text:p>
        </text:list-item>
        <text:list-item>
          <text:p text:style-name="P12">Aplikacija treba da šalje notifikacije u <text:span text:style-name="T9">RealTime-u</text:span></text:p>
        </text:list-item>
        <text:list-item>
          <text:p text:style-name="P12">Potrebno je kreira <text:span text:style-name="T9">Python skriptu </text:span>koja na određeni period vrši simulaciju neželjenih situacija kao što su kašnjenja vozova ili njihovo otkazivanje</text:p>
        </text:list-item>
      </text:list>
      <text:p text:style-name="P5"/>
      <text:p text:style-name="P3">Notifikacije:</text:p>
      <text:list text:style-name="L6">
        <text:list-item>
          <text:p text:style-name="P13">Notifikacije primaju službenici i regularni korisnici</text:p>
        </text:list-item>
        <text:list-item>
          <text:p text:style-name="P13">Regularni korisnici primaju notifkacije kada kupe kartu ili kada dođe do pomeranja određenog polaska za koju su kupili kartu(kašnjenje ili otkazivanje polaska)</text:p>
        </text:list-item>
        <text:list-item>
          <text:p text:style-name="P13">Službenik dobija notifikaciju kada uspešno kreira novu liniju ili doda novi voz u sistem kao i kada dođe do pomeranja određenog polaska</text:p>
        </text:list-item>
      </text:list>
      <text:p text:style-name="P5"/>
      <text:p text:style-name="P3">Skripta:</text:p>
      <text:list text:style-name="L7">
        <text:list-item>
          <text:p text:style-name="P14">Skipta treda da u random trenucima simulira neželjene situacije</text:p>
        </text:list-item>
        <text:list-item>
          <text:p text:style-name="P14">Prilikom kašnjenja voza svi putnici i službenici se obaveštavaju da će voz kasniti kao i koliko će vremena kasniti</text:p>
        </text:list-item>
        <text:list-item>
          <text:p text:style-name="P14">Otkazivanje polaska zbog vremenskih prilika ili nesreće je takođe moguće. Tada se korisnicima šalje notifikacija ali se i vraća potrošeni iznos tokena <text:span text:style-name="T10">+ 10% kao znak izvinjenj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2:52:26.840000000</meta:creation-date>
    <dc:date>2023-09-19T20:06:50.545000000</dc:date>
    <meta:editing-duration>P4DT3H35M39S</meta:editing-duration>
    <meta:editing-cycles>5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62" meta:word-count="798" meta:character-count="4883" meta:non-whitespace-character-count="4197"/>
  </office:meta>
</office:document-meta>
</file>